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HttpSSLSocketFactory.CommonsHttpSSLSocketFactory( SslParameters ssl , KeystoreManager keystor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onsHttpSSLSocketFactory.createSocket( Socket socket , String host , int port , boolean auto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HttpSSLSocketFactory.createSocket( String host , int port , InetAddress localAddress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sHttpSSLSocketFactory.createUnmanagedFactory( SslParameters ss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CommonsHttpSSLSocketFactory.createManagedFactory( SslParameters ssl , KeystoreManager keystor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HttpSSLSocketFactory.createSocket( String host , int port , InetAddress localAddress , int localPort , HttpConnection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onsHttpSSL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